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image/png" manifest:full-path="Pictures/1000000000000640000004B03147D6E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pr1" style:family="presentation" style:parent-style-name="OOo_20_Professional-title">
      <style:graphic-properties draw:fill-color="#ffffff" draw:auto-grow-height="true" fo:min-height="2.767cm"/>
    </style:style>
    <style:style style:name="pr2" style:family="presentation" style:parent-style-name="OOo_20_Professional-subtitle">
      <style:graphic-properties draw:fill-color="#ffffff" draw:auto-grow-height="true" fo:min-height="13.245cm"/>
    </style:style>
    <style:style style:name="pr3" style:family="presentation" style:parent-style-name="OOo_20_Professional-notes">
      <style:graphic-properties draw:fill-color="#ffffff" draw:auto-grow-height="true" fo:min-height="10.629cm"/>
    </style:style>
    <style:style style:name="pr4" style:family="presentation" style:parent-style-name="OOo_20_Professional-outline1">
      <style:graphic-properties draw:fill-color="#ffffff" draw:auto-grow-height="true" fo:min-height="13.245cm"/>
    </style:style>
    <style:style style:name="pr5" style:family="presentation" style:parent-style-name="OOo_20_Professional-notes">
      <style:graphic-properties draw:fill-color="#ffffff" fo:min-height="10.629cm"/>
    </style:style>
    <style:style style:name="pr6" style:family="presentation" style:parent-style-name="OOo_20_Professional-title">
      <style:graphic-properties draw:fill="none" draw:fill-color="#ffffff" draw:auto-grow-height="true" fo:min-height="2.767cm"/>
    </style:style>
    <style:style style:name="pr7" style:family="presentation" style:parent-style-name="OOo_20_Professional-outline1">
      <style:graphic-properties draw:fill="none" draw:fill-color="#ffffff" draw:auto-grow-height="true" fo:min-height="14.25cm"/>
    </style:style>
    <style:style style:name="pr8" style:family="presentation" style:parent-style-name="OOo_20_Professional-outline1" style:list-style-name="L3">
      <style:graphic-properties draw:fill="none" draw:fill-color="#ffffff" draw:auto-grow-height="true" fo:min-height="13.245cm"/>
    </style:style>
    <style:style style:name="pr9" style:family="presentation" style:parent-style-name="OOo_20_Professional-outline1" style:list-style-name="L4">
      <style:graphic-properties draw:fill="none" draw:fill-color="#ffffff" draw:auto-grow-height="true" fo:min-height="13.245cm"/>
    </style:style>
    <style:style style:name="pr10" style:family="presentation" style:parent-style-name="OOo_20_Professional-outline1">
      <style:graphic-properties draw:fill="none" draw:fill-color="#ffffff" draw:auto-grow-height="true" fo:min-height="13.2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2.4cm" fo:margin-right="0cm" fo:text-indent="-0.8cm"/>
      <style:text-properties fo:font-size="28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3.6cm" fo:margin-right="0cm" fo:text-indent="-0.6cm"/>
    </style:style>
    <style:style style:name="T1" style:family="text">
      <style:text-properties fo:font-style="italic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8pt"/>
    </style:style>
    <style:style style:name="T5" style:family="text">
      <style:text-properties fo:font-size="40pt"/>
    </style:style>
    <style:style style:name="T6" style:family="text">
      <style:text-properties fo:font-style="italic"/>
    </style:style>
    <style:style style:name="T7" style:family="text">
      <style:text-properties fo:font-style="normal" fo:font-weight="bold"/>
    </style:style>
    <style:style style:name="T8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valuación de Rendimiento</text:p>
          </draw:text-box>
        </draw:frame>
        <draw:frame presentation:style-name="pr2" draw:text-style-name="P1" draw:layer="layout" svg:width="23.91cm" svg:height="13.245cm" svg:x="2.057cm" svg:y="4.626cm" presentation:class="subtitle">
          <draw:text-box>
            <text:p text:style-name="P1"><text:span text:style-name="T1">Evaluación de un Sistema de Archivos ext3</text:span></text:p>
            <text:p text:style-name="P1"/>
            <text:p text:style-name="P1"/>
            <text:p text:style-name="P1"><text:span text:style-name="T2">Integrantes</text:span>:</text:p>
            <text:p text:style-name="P1">Germán Huttemann</text:p>
            <text:p text:style-name="P1">Fernando Mancía</text:p>
            <text:p text:style-name="P1">Cristhian Parra</text:p>
            <text:p text:style-name="P1">Marcelo Rodas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men General</text:p>
          </draw:text-box>
        </draw:frame>
        <draw:frame presentation:style-name="pr4" draw:text-style-name="P3" draw:id="id1" draw:layer="layout" svg:width="23.91cm" svg:height="13.245cm" svg:x="2.057cm" svg:y="4.626cm" presentation:class="outline">
          <draw:text-box>
            <text:list text:style-name="L2">
              <text:list-item>
                <text:p text:style-name="P3">Métricas.</text:p>
              </text:list-item>
            </text:list>
            <text:list text:style-name="L2">
              <text:list-item>
                <text:p text:style-name="P3">Parámetros.</text:p>
              </text:list-item>
            </text:list>
            <text:list text:style-name="L2">
              <text:list-item>
                <text:p text:style-name="P3">Operaciones Básicas.</text:p>
              </text:list-item>
            </text:list>
            <text:list text:style-name="L2">
              <text:list-item>
                <text:p text:style-name="P3">Operaciones Considerando las Cargas.</text:p>
              </text:list-item>
            </text:list>
            <text:list text:style-name="L2">
              <text:list-item>
                <text:p text:style-name="P3">Escenarios de Pruebas.</text:p>
              </text:list-item>
            </text:list>
            <text:list text:style-name="L2">
              <text:list-item>
                <text:p text:style-name="P3">Descripción de Pruebas.</text:p>
              </text:list-item>
            </text:list>
            <text:list text:style-name="L2">
              <text:list-item>
                <text:p text:style-name="P3">Conclusion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Métricas</text:p>
          </draw:text-box>
        </draw:frame>
        <draw:frame presentation:style-name="pr4" draw:text-style-name="P3" draw:id="id2" draw:layer="layout" svg:width="23.91cm" svg:height="13.245cm" svg:x="2.057cm" svg:y="4.626cm" presentation:class="outline">
          <draw:text-box>
            <text:list text:style-name="L2">
              <text:list-item>
                <text:p text:style-name="P3">Cantidad de Bytes Leidos por Seg.</text:p>
              </text:list-item>
            </text:list>
            <text:list text:style-name="L2">
              <text:list-item>
                <text:p text:style-name="P3">Cantidad de Bytes Escritos por Seg.</text:p>
              </text:list-item>
            </text:list>
            <text:list text:style-name="L2">
              <text:list-item>
                <text:p text:style-name="P3"><text:span text:style-name="T3">Latencia de Lectura.</text:span></text:p>
              </text:list-item>
            </text:list>
            <text:list text:style-name="L2">
              <text:list-item>
                <text:p text:style-name="P3"><text:span text:style-name="T3">Latencia de Escritura.</text:span></text:p>
              </text:list-item>
            </text:list>
            <text:list text:style-name="L2">
              <text:list-item>
                <text:p text:style-name="P3"><text:span text:style-name="T3">Tiempo de Creación de Directorio.</text:span></text:p>
              </text:list-item>
            </text:list>
            <text:list text:style-name="L2">
              <text:list-item>
                <text:p text:style-name="P3"><text:span text:style-name="T3">Tiempo de Borrado de Directorio.</text:span></text:p>
              </text:list-item>
            </text:list>
            <text:list text:style-name="L2">
              <text:list-item>
                <text:p text:style-name="P3"><text:span text:style-name="T3">Porcentaje de Fragmentación del Sistem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Parámetros</text:p>
          </draw:text-box>
        </draw:frame>
        <draw:frame presentation:style-name="pr4" draw:text-style-name="P3" draw:id="id3" draw:layer="layout" svg:width="23.91cm" svg:height="13.245cm" svg:x="2.057cm" svg:y="4.626cm" presentation:class="outline">
          <draw:text-box>
            <text:list text:style-name="L2">
              <text:list-item>
                <text:p text:style-name="P3">Tamaño de Bloque.</text:p>
              </text:list-item>
            </text:list>
            <text:list text:style-name="L2">
              <text:list-item>
                <text:p text:style-name="P3">Nivel de Journaling.</text:p>
              </text:list-item>
            </text:list>
            <text:list text:style-name="L2">
              <text:list-item>
                <text:p text:style-name="P3">Sync Interval<text:span text:style-name="T3">.</text:span></text:p>
              </text:list-item>
            </text:list>
            <text:list text:style-name="L2">
              <text:list-item>
                <text:p text:style-name="P3"><text:span text:style-name="T3">Access Tim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6" draw:text-style-name="P1" draw:layer="layout" svg:width="23.91cm" svg:height="2.767cm" svg:x="2.057cm" svg:y="0cm" presentation:class="title" presentation:user-transformed="true">
          <draw:text-box>
            <text:p text:style-name="P1">Operaciones Básicas</text:p>
          </draw:text-box>
        </draw:frame>
        <draw:frame presentation:style-name="pr7" draw:text-style-name="P4" draw:id="id4" draw:layer="layout" svg:width="23.91cm" svg:height="15.411cm" svg:x="1.854cm" svg:y="3.456cm" presentation:class="outline" presentation:user-transformed="true">
          <draw:text-box>
            <text:list text:style-name="L2">
              <text:list-item>
                <text:p text:style-name="P4"><text:span text:style-name="T4">Crear Archivo.</text:span></text:p>
              </text:list-item>
            </text:list>
            <text:list text:style-name="L2">
              <text:list-item>
                <text:p text:style-name="P4"><text:span text:style-name="T4">Leer Archivo.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Escribir Archivo.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Borrar Archivo.</text:span></text:p>
              </text:list-item>
            </text:list>
            <text:list text:style-name="L2">
              <text:list-item>
                <text:p text:style-name="P4"><text:span text:style-name="T4">Crear Directorio.</text:span></text:p>
              </text:list-item>
            </text:list>
            <text:list text:style-name="L2">
              <text:list-item>
                <text:p text:style-name="P4"><text:span text:style-name="T4">Borrar Directori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0cm" svg:y="0cm" presentation:class="title" presentation:user-transformed="true">
          <draw:text-box>
            <text:p text:style-name="P6"><text:span text:style-name="T5">Operaciones Considerando las Cargas (1)</text:span></text:p>
          </draw:text-box>
        </draw:frame>
        <draw:frame presentation:style-name="pr8" draw:text-style-name="P7" draw:id="id5" draw:layer="layout" svg:width="26.233cm" svg:height="14.237cm" svg:x="1.141cm" svg:y="4.066cm" presentation:class="outline" presentation:user-transformed="true">
          <draw:text-box>
            <text:list text:style-name="L3">
              <text:list-item>
                <text:p text:style-name="P7">Crear 1000 archivos para pruebas de re-lectura.</text:p>
              </text:list-item>
            </text:list>
            <text:list text:style-name="L3" text:continue-numbering="true">
              <text:list-item>
                <text:p text:style-name="P7">Leer secuencialmente los 1000 archivos creados.</text:p>
              </text:list-item>
            </text:list>
            <text:list text:style-name="L3" text:continue-numbering="true">
              <text:list-item>
                <text:p text:style-name="P7">Releer secuencialmente los 1000 archivos creados. </text:p>
              </text:list-item>
            </text:list>
            <text:list text:style-name="L3" text:continue-numbering="true">
              <text:list-item>
                <text:p text:style-name="P7">Crear 2000 archivos de 2 MB para accesos secuenciales y escrituras.</text:p>
              </text:list-item>
            </text:list>
            <text:list text:style-name="L3" text:continue-numbering="true">
              <text:list-item>
                <text:p text:style-name="P7">Reescribir aleatoriamente en los 2000 archivos.</text:p>
              </text:list-item>
            </text:list>
            <text:list text:style-name="L3" text:continue-numbering="true">
              <text:list-item>
                <text:p text:style-name="P7">Leer los N archivos (de la operación 4), de forma secuenci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-0.001cm" svg:y="0cm" presentation:class="title" presentation:user-transformed="true">
          <draw:text-box>
            <text:p text:style-name="P6"><text:span text:style-name="T5">Operaciones Considerando las Cargas (2)</text:span></text:p>
          </draw:text-box>
        </draw:frame>
        <draw:frame presentation:style-name="pr9" draw:text-style-name="P7" draw:id="id6" draw:layer="layout" svg:width="26.233cm" svg:height="13.433cm" svg:x="1.141cm" svg:y="4.066cm" presentation:class="outline" presentation:user-transformed="true">
          <draw:text-box>
            <text:list text:style-name="L4">
              <text:list-item>
                <text:p text:style-name="P7">Leer aleatoriamente los N archivos de la operación 4. </text:p>
              </text:list-item>
            </text:list>
            <text:list text:style-name="L4" text:continue-numbering="true">
              <text:list-item>
                <text:p text:style-name="P7">Crear 50000 directorios. </text:p>
              </text:list-item>
            </text:list>
            <text:list text:style-name="L4" text:continue-numbering="true">
              <text:list-item>
                <text:p text:style-name="P7">Borrar los 50000 directorios. </text:p>
              </text:list-item>
            </text:list>
            <text:list text:style-name="L4" text:continue-numbering="true">
              <text:list-item>
                <text:p text:style-name="P7">Crear 1000 archivos vacíos. </text:p>
              </text:list-item>
            </text:list>
            <text:list text:style-name="L4" text:continue-numbering="true">
              <text:list-item>
                <text:p text:style-name="P7">Escribir 600 bytes en cada archivo (x 1000). </text:p>
              </text:list-item>
            </text:list>
            <text:list text:style-name="L4" text:continue-numbering="true">
              <text:list-item>
                <text:p text:style-name="P7">Truncar cada archivo a la mitad de su longitud. </text:p>
              </text:list-item>
            </text:list>
            <text:list text:style-name="L4" text:continue-numbering="true">
              <text:list-item>
                <text:p text:style-name="P7">Agregar 600 bytes en cada archivo (x 1000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7" presentation:class="page"/>
          <draw:frame presentation:style-name="pr5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3T19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1)</text:p>
          </draw:text-box>
        </draw:frame>
        <draw:frame draw:style-name="standard" draw:id="id7" draw:layer="layout" svg:width="25.311cm" svg:height="8.055cm" svg:x="1.488cm" svg:y="5.498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2)</text:p>
          </draw:text-box>
        </draw:frame>
        <draw:frame presentation:style-name="pr4" draw:text-style-name="P3" draw:id="id8" draw:layer="layout" svg:width="27cm" svg:height="13.245cm" svg:x="0.5cm" svg:y="3.5cm" presentation:class="outline" presentation:user-transformed="true">
          <draw:text-box>
            <text:list text:style-name="L2">
              <text:list-item>
                <text:p text:style-name="P3">Para modificar Tamaño de Bloque: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$ mke2fs -b 1024 -j -L vol0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Para modificar el Journal, Sync Interval y Access Time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">mount -t ext3 /dev/sda2 /vol02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7">(por default:</text:span><text:span text:style-name="T1"> data=ordered,commit=5</text:span><text:span text:style-name="T7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>mount -t ext3 -o data=writeback,commit=10,noatime /dev/sda2 /vol0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1)</text:p>
          </draw:text-box>
        </draw:frame>
        <draw:frame presentation:style-name="pr10" draw:text-style-name="P3" draw:id="id9" draw:layer="layout" svg:width="26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Lectura/Re-lectura Secuencial (mLect)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1000A:</text:span> Creando 1000 arch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L1000A:</text:span> Lectura de 1000 arch.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Rl1000A:</text:span> Re-lectura de 1000 arch. De 512000 by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2)</text:p>
          </draw:text-box>
        </draw:frame>
        <draw:frame presentation:style-name="pr4" draw:text-style-name="P3" draw:id="id10" draw:layer="layout" svg:width="25.443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Escritura Secuencial/Aleatoria (mEscr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Rl1000A:</text:span> Creacion de 500 arch. de 2000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Rl1000A:</text:span> Escritura aleatoria de 500 arch. de 2000000 by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3)</text:p>
          </draw:text-box>
        </draw:frame>
        <draw:frame presentation:style-name="pr4" draw:text-style-name="P3" draw:id="id11" draw:layer="layout" svg:width="27cm" svg:height="13.245cm" svg:x="0.5cm" svg:y="4.626cm" presentation:class="outline" presentation:user-transformed="true">
          <draw:text-box>
            <text:list text:style-name="L2">
              <text:list-item>
                <text:p text:style-name="P3"><text:span text:style-name="T2">Operaciones de Lectura Secuencial/Aleatoria (mLect2)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LNSec:</text:span> Lectura secuencial de 500 arch de 512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LNAleat:</text:span> Lectura aleatoria de 500 arch de 5120 by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4)</text:p>
          </draw:text-box>
        </draw:frame>
        <draw:frame presentation:style-name="pr4" draw:text-style-name="P3" draw:id="id12" draw:layer="layout" svg:width="26cm" svg:height="13.245cm" svg:x="1cm" svg:y="4.5cm" presentation:class="outline" presentation:user-transformed="true">
          <draw:text-box>
            <text:list text:style-name="L2">
              <text:list-item>
                <text:p text:style-name="P3"><text:span text:style-name="T2">Operaciones de Creacion/Borrado de Directorios (mDirs)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NDir:</text:span> Creando 50000 director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bNDir:</text:span> Borrando 50000 directorio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5)</text:p>
          </draw:text-box>
        </draw:frame>
        <draw:frame presentation:style-name="pr4" draw:text-style-name="P3" draw:id="id13" draw:layer="layout" svg:width="26cm" svg:height="13.245cm" svg:x="1cm" svg:y="4.255cm" presentation:class="outline" presentation:user-transformed="true">
          <draw:text-box>
            <text:list text:style-name="L2">
              <text:list-item>
                <text:p text:style-name="P3"><text:span text:style-name="T2">Operaciones de Fragmentacion (mFrag)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C100Avac:</text:span> Creando 1000 archivos vac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E1000A600b:</text:span> Escribiendo 600 bytes en cada archivo (x 1000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T1000Amitad:</text:span> Truncando cada archivo a la mitad de su longitu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A1000A600b:</text:span> Agregando 600 bytes en cada archivo (x 1000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4T8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6)</text:p>
          </draw:text-box>
        </draw:frame>
        <draw:frame draw:name="Object 2" draw:style-name="standard" draw:id="id14" draw:layer="layout" svg:width="24.131cm" svg:height="14.997cm" svg:x="0.5cm" svg:y="3.356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Conclusiones</text:p>
          </draw:text-box>
        </draw:frame>
        <draw:frame presentation:style-name="pr4" draw:text-style-name="P3" draw:layer="layout" svg:width="23.91cm" svg:height="13.245cm" svg:x="2.057cm" svg:y="4.626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id="id15" draw:layer="layout" svg:width="23.91cm" svg:height="2.767cm" svg:x="2.057cm" svg:y="0cm" presentation:class="title">
          <draw:text-box>
            <text:p text:style-name="P1">Gracias Por la Atención!!!</text:p>
          </draw:text-box>
        </draw:frame>
        <draw:frame presentation:style-name="pr2" draw:text-style-name="P1" draw:id="id16" draw:layer="layout" svg:width="23.91cm" svg:height="13.245cm" svg:x="2.057cm" svg:y="4.626cm" presentation:class="subtitle">
          <draw:text-box>
            <text:p text:style-name="P1">Que tengan un buen Examen!!!!<text:span text:style-name="T3"> =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none" fo:country="none" style:font-family-asian="'Courier New'" style:font-family-generic-asian="modern" style:font-pitch-asian="fixed" style:language-asian="none" style:country-asian="none" style:font-family-complex="'Courier New'" style:font-family-generic-complex="modern" style:font-pitch-complex="fixed" style:font-size-complex="17.7000007629395pt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subtlewave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c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206cm 1.263cm 0.351cm 1.052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OOo_20_Professional-title">
      <style:graphic-properties draw:fill-color="#ffffff" draw:auto-grow-height="false" fo:min-height="3.507cm"/>
    </style:style>
    <style:style style:name="pr2" style:family="presentation" style:parent-style-name="OOo_20_Professional-outline1">
      <style:graphic-properties draw:fill-color="#ffffff" draw:auto-grow-height="false" fo:min-height="13.23cm"/>
    </style:style>
    <style:style style:name="pr3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subtlewaves-outline1" style:list-style-name="L5">
      <style:graphic-properties draw:fill-color="#ffffff" draw:auto-grow-height="false" fo:min-height="12.573cm"/>
    </style:style>
    <style:style style:name="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margin-left="2.063cm" fo:margin-right="0cm" fo:text-indent="-0.793cm"/>
    </style:style>
    <style:style style:name="P18" style:family="paragraph">
      <style:paragraph-properties fo:margin-left="3.175cm" fo:margin-right="0cm" fo:text-indent="-0.635cm"/>
    </style:style>
    <style:style style:name="P19" style:family="paragraph">
      <style:paragraph-properties fo:margin-left="4.445cm" fo:margin-right="0cm" fo:text-indent="-0.635cm"/>
    </style:style>
    <style:style style:name="P20" style:family="paragraph">
      <style:paragraph-properties fo:margin-left="5.715cm" fo:margin-right="0cm" fo:text-indent="-0.635cm"/>
    </style:style>
    <style:style style:name="P21" style:family="paragraph">
      <style:paragraph-properties fo:margin-left="5.4cm" fo:margin-right="0cm" fo:text-indent="-0.6cm"/>
    </style:style>
    <style:style style:name="T1" style:family="text">
      <style:text-properties fo:color="#66cc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OOo_20_Professional" style:display-name="OOo Professional" style:page-layout-name="PM1" draw:style-name="dp1">
      <office:forms form:automatic-focus="false" form:apply-design-mode="false"/>
      <draw:frame draw:style-name="gr1" draw:text-style-name="P1" draw:layer="backgroundobjects" svg:width="27.998cm" svg:height="20.999cm" svg:x="0cm" svg:y="0cm">
        <draw:image xlink:href="Pictures/1000000000000640000004B03147D6E2.pn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2.766cm" svg:x="2.057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cm" svg:height="13.244cm" svg:x="2.057cm" svg:y="4.626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ubtlewaves" style:page-layout-name="PM1" draw:style-name="dp2">
      <office:forms form:automatic-focus="false" form:apply-design-mode="false"/>
      <draw:frame draw:style-name="gr2" draw:text-style-name="P12" draw:layer="backgroundobjects" svg:width="25.4cm" svg:height="19.05cm" svg:x="-0.001cm" svg:y="-0.001cm">
        <draw:image xlink:href="Pictures/1000000000000412000002E1258D7D2B.jpg" xlink:type="simple" xlink:show="embed" xlink:actuate="onLoad">
          <text:p text:style-name="P2"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pr3" draw:text-style-name="P13" draw:layer="backgroundobjects" svg:width="5.927cm" svg:height="1.324cm" svg:x="1.269cm" svg:y="17.347cm" presentation:class="date-time">
        <draw:text-box>
          <text:p text:style-name="P13"><text:span text:style-name="T1"><presentation:date-time/></text:span></text:p>
        </draw:text-box>
      </draw:frame>
      <draw:frame presentation:style-name="pr3" draw:text-style-name="P14" draw:layer="backgroundobjects" svg:width="8.044cm" svg:height="1.324cm" svg:x="8.678cm" svg:y="17.347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15" draw:layer="backgroundobjects" svg:width="5.927cm" svg:height="1.324cm" svg:x="18.202cm" svg:y="17.347cm" presentation:class="page-number">
        <draw:text-box>
          <text:p text:style-name="P15"><text:span text:style-name="T1"><text:page-number>17</text:page-number></text:span></text:p>
        </draw:text-box>
      </draw:frame>
      <draw:frame presentation:style-name="pr4" draw:text-style-name="P16" draw:layer="backgroundobjects" svg:width="22.859cm" svg:height="5cm" svg:x="1.27cm" svg:y="10.5cm" presentation:class="outline">
        <draw:text-box>
          <text:list text:style-name="L4">
            <text:list-item>
              <text:p text:style-name="P16">Pulse para editar los formatos del texto del esquema</text:p>
            </text:list-item>
          </text:list>
          <text:list text:style-name="L4">
            <text:list-item>
              <text:list>
                <text:list-item>
                  <text:p text:style-name="P17">Segundo nivel del esquema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Tercer nivel del esquema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office:forms form:automatic-focus="false" form:apply-design-mode="false"/>
        <draw:rect draw:style-name="gr3" draw:text-style-name="P1" draw:layer="backgroundobjects" svg:width="19.05cm" svg:height="25.4cm" svg:x="-0.001cm" svg:y="-0.001cm">
          <text:p text:style-name="P2"/>
        </draw:rect>
        <draw:frame presentation:style-name="pr5" draw:text-style-name="P13" draw:layer="backgroundobjects" svg:width="8.255cm" svg:height="1.271cm" svg:x="0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5" draw:text-style-name="P15" draw:layer="backgroundobjects" svg:width="8.255cm" svg:height="1.271cm" svg:x="10.79cm" svg:y="0cm" presentation:class="date-time">
          <draw:text-box>
            <text:p text:style-name="P15"><text:span text:style-name="T2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3" draw:layer="backgroundobjects" svg:width="8.255cm" svg:height="1.271cm" svg:x="0cm" svg:y="24.125cm" presentation:class="footer">
          <draw:text-box>
            <text:p text:style-name="P13"><text:span text:style-name="T2"><presentation:footer/></text:span></text:p>
          </draw:text-box>
        </draw:frame>
        <draw:frame presentation:style-name="pr6" draw:text-style-name="P15" draw:layer="backgroundobjects" svg:width="8.255cm" svg:height="1.271cm" svg:x="10.79cm" svg:y="24.125cm" presentation:class="page-number">
          <draw:text-box>
            <text:p text:style-name="P15"><text:span text:style-name="T2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5-25T18:29:32</meta:creation-date>
    <dc:date>2008-05-25T23:24:21</dc:date>
    <dc:language>en-US</dc:language>
    <meta:editing-cycles>92</meta:editing-cycles>
    <meta:editing-duration>PT4H54M49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9.523cm"/>
    </style:style>
    <style:style style:name="co3" style:family="table-column">
      <style:table-column-properties fo:break-before="auto" style:column-width="5.648cm"/>
    </style:style>
    <style:style style:name="co4" style:family="table-column">
      <style:table-column-properties fo:break-before="auto" style:column-width="4.325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2pt" fo:language="es" fo:country="PY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weight-asian="normal" style:font-name-complex="Tahoma1" style:font-size-complex="12pt" style:language-complex="none" style:country-complex="none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Escenario</text:p>
          </table:table-cell>
          <table:table-cell table:style-name="ce1" office:value-type="string">
            <text:p>Tamaño de Bloque</text:p>
          </table:table-cell>
          <table:table-cell table:style-name="ce1" office:value-type="string">
            <text:p>Journal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Access time</text:p>
          </table:table-cell>
        </table:table-row>
        <table:table-row table:style-name="ro2">
          <table:table-cell office:value-type="string">
            <text:p>Est4k</text:p>
          </table:table-cell>
          <table:table-cell office:value-type="string">
            <text:p>4096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4k</text:p>
          </table:table-cell>
          <table:table-cell office:value-type="string">
            <text:p>4096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string">
            <text:p>Est1k</text:p>
          </table:table-cell>
          <table:table-cell office:value-type="string">
            <text:p>1024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1k</text:p>
          </table:table-cell>
          <table:table-cell office:value-type="string">
            <text:p>1024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681cm"/>
    </style:style>
    <style:style style:name="co2" style:family="table-column">
      <style:table-column-properties fo:break-before="auto" style:column-width="6.983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7.717cm"/>
    </style:style>
    <style:style style:name="co5" style:family="table-column">
      <style:table-column-properties fo:break-before="auto" style:column-width="5.29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fo:border="0.002cm solid #000000"/>
      <style:text-properties fo:font-size="26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26pt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26pt"/>
    </style:style>
    <style:style style:name="ce4" style:family="table-cell" style:parent-style-name="Default">
      <style:table-cell-properties fo:background-color="#800000" fo:border="0.002cm solid #000000"/>
      <style:text-properties style:use-window-font-color="true" style:text-outline="false" style:text-line-through-style="none" style:font-name="Times New Roman" fo:font-size="28pt" fo:language="es" fo:country="PY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cccccc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Nº</text:p>
          </table:table-cell>
          <table:table-cell table:style-name="ce4" office:value-type="string">
            <text:p>Operaciones</text:p>
          </table:table-cell>
          <table:table-cell table:style-name="ce4" office:value-type="string">
            <text:p>Métricas</text:p>
          </table:table-cell>
          <table:table-cell table:style-name="ce4" office:value-type="string">
            <text:p>Parámetros</text:p>
          </table:table-cell>
          <table:table-cell table:style-name="ce4" office:value-type="string">
            <text:p>Mix Tes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000A </text:p>
          </table:table-cell>
          <table:table-cell office:value-type="string">
            <text:p>BEs, LE </text:p>
          </table:table-cell>
          <table:table-cell office:value-type="string">
            <text:p>pTB, pNJ, pSI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c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e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NSeq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NAleat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NDirs </text:p>
          </table:table-cell>
          <table:table-cell table:style-name="ce6" office:value-type="string">
            <text:p>tC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bNDirs </text:p>
          </table:table-cell>
          <table:table-cell table:style-name="ce6" office:value-type="string">
            <text:p>tB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1000Avac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1000Amitad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